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D76C0EE6C10929C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528cm" fo:margin-left="-1.393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11.192cm"/>
    </style:style>
    <style:style style:name="Tableau1.D" style:family="table-column">
      <style:table-column-properties style:column-width="4.101cm"/>
    </style:style>
    <style:style style:name="Tableau1.E" style:family="table-column">
      <style:table-column-properties style:column-width="8.7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aeeb1" officeooo:paragraph-rsid="001aeeb1" style:font-size-asian="11pt" style:font-size-complex="11pt"/>
    </style:style>
    <style:style style:name="P6" style:family="paragraph" style:parent-style-name="Table_20_Contents">
      <style:text-properties fo:font-size="11pt" officeooo:rsid="001be100" officeooo:paragraph-rsid="001be100" style:font-size-asian="11pt" style:font-size-complex="11pt"/>
    </style:style>
    <style:style style:name="P7" style:family="paragraph" style:parent-style-name="Table_20_Contents">
      <style:text-properties fo:font-size="11pt" officeooo:rsid="001c54f4" officeooo:paragraph-rsid="001c54f4" style:font-size-asian="11pt" style:font-size-complex="11pt"/>
    </style:style>
    <style:style style:name="P8" style:family="paragraph" style:parent-style-name="Table_20_Contents">
      <style:text-properties fo:font-size="11pt" officeooo:rsid="001de994" officeooo:paragraph-rsid="001de994" style:font-size-asian="11pt" style:font-size-complex="11pt"/>
    </style:style>
    <style:style style:name="P9" style:family="paragraph" style:parent-style-name="Table_20_Contents">
      <style:text-properties fo:font-size="11pt" officeooo:rsid="001efccc" officeooo:paragraph-rsid="001efccc" style:font-size-asian="11pt" style:font-size-complex="11pt"/>
    </style:style>
    <style:style style:name="P10" style:family="paragraph" style:parent-style-name="Table_20_Contents">
      <style:text-properties fo:font-size="11pt" officeooo:rsid="00209123" officeooo:paragraph-rsid="00209123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2" style:family="paragraph" style:parent-style-name="Heading" style:master-page-name="MP0">
      <style:paragraph-properties style:page-number="auto" fo:break-before="page"/>
    </style:style>
    <style:style style:name="P13" style:family="paragraph" style:parent-style-name="Standard" style:list-style-name="L1"/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Table_20_Contents">
      <style:text-properties fo:font-size="11pt" officeooo:rsid="0020b86d" officeooo:paragraph-rsid="0020b86d" style:font-size-asian="11pt" style:font-size-complex="11pt"/>
    </style:style>
    <style:style style:name="P16" style:family="paragraph" style:parent-style-name="Table_20_Contents">
      <style:text-properties fo:font-size="11pt" officeooo:paragraph-rsid="0020b86d" style:font-size-asian="11pt" style:font-size-complex="11pt"/>
    </style:style>
    <style:style style:name="P17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aeeb1"/>
    </style:style>
    <style:style style:name="T6" style:family="text">
      <style:text-properties officeooo:rsid="001be100"/>
    </style:style>
    <style:style style:name="T7" style:family="text">
      <style:text-properties style:font-name="DejaVuSans"/>
    </style:style>
    <style:style style:name="T8" style:family="text">
      <style:text-properties style:font-name="DejaVuSans" officeooo:rsid="001de994"/>
    </style:style>
    <style:style style:name="T9" style:family="text">
      <style:text-properties officeooo:rsid="001de994"/>
    </style:style>
    <style:style style:name="T10" style:family="text">
      <style:text-properties officeooo:rsid="001efccc"/>
    </style:style>
    <style:style style:name="T11" style:family="text">
      <style:text-properties officeooo:rsid="00209123"/>
    </style:style>
    <style:style style:name="T12" style:family="text">
      <style:text-properties officeooo:rsid="0020b86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1" text:anchor-type="paragraph" svg:x="-1.201cm" svg:y="-1.376cm" svg:width="2.275cm" style:rel-width="scale" svg:height="0.794cm" style:rel-height="scale" draw:z-index="0"><draw:image xlink:href="Pictures/10000000000000560000001ED76C0EE6C10929C5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Voici la grille récapitulant <text:span text:style-name="Police_20_par_20_défaut"><text:span text:style-name="T1">les tâches de chaque membre du groupe et son investissement</text:span></text:span> dans le projet tuteuré. Elle est à <text:span text:style-name="Police_20_par_20_défaut"><text:span text:style-name="T2">envoyer à la ou au professeur·e référent·e lors de votre compte rendu hebdomadaire</text:span></text:span>.</text:p>
      <text:p text:style-name="P1">Marche à suivre :</text:p>
      <text:list xml:id="list285825036" text:style-name="L1">
        <text:list-item>
          <text:list>
            <text:list-item>
              <text:list>
                <text:list-item>
                  <text:p text:style-name="P13">remplacez « n°x » par prénom et NOM – conservez le même ordre tout le semestre !</text:p>
                </text:list-item>
                <text:list-item>
                  <text:p text:style-name="P13">copiez les informations de chacun des membres de votre groupe dans cette grille – vérifiez que les pourcentages semblent correspondre à la réalité en tenant compte de <text:span text:style-name="Police_20_par_20_défaut"><text:span text:style-name="T1">ce qui a été fait par rapport à ce qui était demandé (en fonction de la difficulté, de la quantité et de la qualité du travail) </text:span></text:span>et <text:span text:style-name="Police_20_par_20_défaut"><text:span text:style-name="T1">par rapport à celui des autres (les tâches pouvaient être plus ou moins difficiles, plus ou moins longues)</text:span></text:span> ;</text:p>
                </text:list-item>
                <text:list-item>
                  <text:p text:style-name="P17">vérifiez l’expression avant de l’envoyer au <text:span text:style-name="Police_20_par_20_défaut"><text:span text:style-name="T3">format PDF</text:span></text:span>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Dates d’envoi des mails</text:p>
          </table:table-cell>
          <table:table-cell table:style-name="Tableau1.A1" office:value-type="string">
            <text:p text:style-name="P3">Étudiant·e·s</text:p>
          </table:table-cell>
          <table:table-cell table:style-name="Tableau1.A1" office:value-type="string">
            <text:p text:style-name="P3">Tâches réalisées dans la semaine (soyez précis·e)</text:p>
          </table:table-cell>
          <table:table-cell table:style-name="Tableau1.A1" office:value-type="string">
            <text:p text:style-name="P3">Investissement dans le projet tuteuré</text:p>
            <text:p text:style-name="P3">(en pourcentage)</text:p>
          </table:table-cell>
          <table:table-cell table:style-name="Tableau1.E1" office:value-type="string">
            <text:p text:style-name="P3">Remarques</text:p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Mise en place des outils de gestion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Premières ébauches du site web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6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>Création du Gant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Ebauche du site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1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echerches sur le site et transition sur trello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Élaboration des questions pour le sondage à venir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mplissage des parties/sous-parties à et du contenu à</text:p>
            <text:p text:style-name="P4"><text:soft-page-break/>insérer dans le site et le rappor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<text:span text:style-name="T5">echerche d’inspiration pour la charte graphique et création du sondage</text:span></text:p>
          </table:table-cell>
          <table:table-cell table:style-name="Tableau1.A2" office:value-type="string">
            <text:p text:style-name="P5">3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Création d’un Google <text:span text:style-name="T5">form</text:span> pour le Sondage</text:p>
          </table:table-cell>
          <table:table-cell table:style-name="Tableau1.A2" office:value-type="string">
            <text:p text:style-name="P5">9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 sur le fonctionnement des MAO</text:p>
          </table:table-cell>
          <table:table-cell table:style-name="Tableau1.A2" office:value-type="string">
            <text:p text:style-name="P4">1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3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7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<text:span text:style-name="T6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6">Finalisation du sondage</text:p>
          </table:table-cell>
          <table:table-cell table:style-name="Tableau1.A2" office:value-type="string">
            <text:p text:style-name="P6">99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<text:span text:style-name="T6">in des recherches sur le fonctionnement</text:span></text:p>
            <text:p text:style-name="P6">Bon avancement des recherches sur les droits</text:p>
          </table:table-cell>
          <table:table-cell table:style-name="Tableau1.A2" office:value-type="string">
            <text:p text:style-name="P6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inalisation de la charte graphique,</text:p>
          </table:table-cell>
          <table:table-cell table:style-name="Tableau1.A2" office:value-type="string">
            <text:p text:style-name="P6">9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9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Gestion du sondage est début prototypage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Lancement du Sondage + Début des recherches des</text:p>
            <text:p text:style-name="P4">parties 2 et 3</text:p>
          </table:table-cell>
          <table:table-cell table:style-name="Tableau1.A2" office:value-type="string">
            <text:p text:style-name="P7">Sondage: 100 %</text:p>
            <text:p text:style-name="P7">Parties 2/3 : 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Début de rédaction de l’introduction du rapport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u prototype du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3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8">Extraction et début du traitement du sondage</text:p>
          </table:table-cell>
          <table:table-cell table:style-name="Tableau1.A2" office:value-type="string">
            <text:p text:style-name="P4"><text:span text:style-name="T9">10</text:span>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oursuite des recherches parties 2 et 3</text:p>
          </table:table-cell>
          <table:table-cell table:style-name="Tableau1.A2" office:value-type="string">
            <text:p text:style-name="P8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in de rédaction de l’intro, début de la partie 1</text:p>
          </table:table-cell>
          <table:table-cell table:style-name="Tableau1.A2" office:value-type="string">
            <text:p text:style-name="P11"><text:span text:style-name="T7">1</text:span><text:span text:style-name="T8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Développement du site Internet / utilisation de</text:p>
            <text:p text:style-name="P4">bootstrap.</text:p>
          </table:table-cell>
          <table:table-cell table:style-name="Tableau1.A2" office:value-type="string">
            <text:p text:style-name="P4">1<text:span text:style-name="T9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8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9">Analyse du sondage</text:p>
          </table:table-cell>
          <table:table-cell table:style-name="Tableau1.A2" office:value-type="string">
            <text:p text:style-name="P9">8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Début de la rédaction des parties, suite des recherches</text:p>
          </table:table-cell>
          <table:table-cell table:style-name="Tableau1.A2" office:value-type="string">
            <text:p text:style-name="P9">1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Ecriture de la partie 1</text:p>
          </table:table-cell>
          <table:table-cell table:style-name="Tableau1.A2" office:value-type="string">
            <text:p text:style-name="P4">9<text:span text:style-name="T10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Création des pages du site internet / Templates en html</text:p>
          </table:table-cell>
          <table:table-cell table:style-name="Tableau1.A2" office:value-type="string">
            <text:p text:style-name="P9">2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30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<text:span text:style-name="T11">orrection du squelette du rapport, fin de l’analyse du sondage</text:span></text:p>
          </table:table-cell>
          <table:table-cell table:style-name="Tableau1.A2" office:value-type="string">
            <text:p text:style-name="P10">7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10">Partie éco-droit presque terminée, partie 2 en cours</text:p>
          </table:table-cell>
          <table:table-cell table:style-name="Tableau1.A2" office:value-type="string">
            <text:p text:style-name="P10">5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C<text:span text:style-name="T11">réation d’un prototype provisoire du squelette du rapport</text:span></text:p>
          </table:table-cell>
          <table:table-cell table:style-name="Tableau1.A2" office:value-type="string">
            <text:p text:style-name="P10">10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<text:span text:style-name="T11">ealisation de la forme du site avec CSS</text:span></text:p>
          </table:table-cell>
          <table:table-cell table:style-name="Tableau1.A2" office:value-type="string">
            <text:p text:style-name="P10">4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4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<text:span text:style-name="T12">onfiguration heroku pour mailer, assistance sur le site web</text:span></text:p>
          </table:table-cell>
          <table:table-cell table:style-name="Tableau1.A2" office:value-type="string">
            <text:p text:style-name="P15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16">Partie éco-droit terminée</text:p>
            <text:p text:style-name="P16">partie 2 suite</text:p>
          </table:table-cell>
          <table:table-cell table:style-name="Tableau1.A2" office:value-type="string">
            <text:p text:style-name="P15">8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édaction partie choix de conception</text:p>
          </table:table-cell>
          <table:table-cell table:style-name="Tableau1.A2" office:value-type="string">
            <text:p text:style-name="P4">1<text:span text:style-name="T12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etouche sur la page Index.php + commencement de la réalisation du formulaire de contact en php.</text:p>
            <text:p text:style-name="P4">Recherches sur la façon de faire pour envoyer des mails depuis notre formulaire de contact</text:p>
          </table:table-cell>
          <table:table-cell table:style-name="Tableau1.A2" office:value-type="string">
            <text:p text:style-name="P15">6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6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31:00Z</meta:creation-date>
    <dc:date>2020-12-04T18:46:59.436000000</dc:date>
    <meta:editing-cycles>10</meta:editing-cycles>
    <meta:editing-duration>PT3H41M34S</meta:editing-duration>
    <meta:document-statistic meta:table-count="1" meta:image-count="1" meta:object-count="0" meta:page-count="4" meta:paragraph-count="162" meta:word-count="611" meta:character-count="3559" meta:non-whitespace-character-count="3111"/>
    <meta:template xlink:type="simple" xlink:actuate="onRequest" xlink:title="" xlink:href="../TEIn%20161020.odt/cours1.ott"/>
  </office:meta>
</office:document-meta>
</file>